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Fine_20_Dashed_20__28_var_29_" draw:fill="none" draw:textarea-vertical-align="middle"/>
    </style:style>
    <style:style style:name="gr12" style:family="graphic" style:parent-style-name="objectwithoutfill">
      <style:graphic-properties draw:stroke="dash" draw:stroke-dash="Fine_20_Dashed_20__28_var_29_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Fine_20_Dashed_20__28_var_29_"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3.3cm" svg:height="1.2cm" svg:x="3.2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.2cm" svg:x="3.7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3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.9cm" svg:y1="14.406cm" svg:x2="4.7cm" svg:y2="14.398cm">
            <text:p/>
          </draw:line>
          <draw:line draw:style-name="gr2" draw:text-style-name="P1" draw:layer="layout" svg:x1="3.099cm" svg:y1="14.205cm" svg:x2="4.298cm" svg:y2="14cm">
            <text:p/>
          </draw:line>
          <draw:line draw:style-name="gr2" draw:text-style-name="P1" draw:layer="layout" svg:x1="3.101cm" svg:y1="14.605cm" svg:x2="4.302cm" svg:y2="14.8cm">
            <text:p/>
          </draw:line>
          <draw:path draw:style-name="gr2" draw:text-style-name="P1" draw:layer="layout" svg:width="0.2cm" svg:height="0.198cm" svg:x="2.9cm" svg:y="14.406cm" svg:viewBox="0 0 201 199" svg:d="m201 199c-200 1-201-199-201-199">
            <text:p/>
          </draw:path>
          <draw:path draw:style-name="gr2" draw:text-style-name="P1" draw:layer="layout" svg:width="0.198cm" svg:height="0.2cm" svg:x="2.9cm" svg:y="14.205cm" svg:viewBox="0 0 199 201" svg:d="m199 0c-200 1-199 201-199 201">
            <text:p/>
          </draw:path>
          <draw:path draw:style-name="gr2" draw:text-style-name="P1" draw:layer="layout" svg:width="0.401cm" svg:height="0.397cm" svg:x="4.298cm" svg:y="14cm" svg:viewBox="0 0 402 398" svg:d="m0 0c400-2 402 398 402 398">
            <text:p/>
          </draw:path>
          <draw:path draw:style-name="gr2" draw:text-style-name="P1" draw:layer="layout" svg:width="0.397cm" svg:height="0.401cm" svg:x="4.302cm" svg:y="14.398cm" svg:viewBox="0 0 398 402" svg:d="m0 402c400-2 398-402 398-402">
            <text:p/>
          </draw:path>
          <draw:line draw:style-name="gr2" draw:text-style-name="P1" draw:layer="layout" svg:x1="3.101cm" svg:y1="14.605cm" svg:x2="3.099cm" svg:y2="14.205cm">
            <text:p/>
          </draw:line>
          <draw:line draw:style-name="gr2" draw:text-style-name="P1" draw:layer="layout" svg:x1="4.301cm" svg:y1="14.8cm" svg:x2="4.298cm" svg:y2="14cm">
            <text:p/>
          </draw:line>
        </draw:g>
        <draw:g>
          <draw:line draw:style-name="gr2" draw:text-style-name="P1" draw:layer="layout" svg:x1="4.29cm" svg:y1="13cm" svg:x2="4.303cm" svg:y2="14.8cm">
            <text:p/>
          </draw:line>
          <draw:line draw:style-name="gr2" draw:text-style-name="P1" draw:layer="layout" svg:x1="4.491cm" svg:y1="13.199cm" svg:x2="4.699cm" svg:y2="14.398cm">
            <text:p/>
          </draw:line>
          <draw:line draw:style-name="gr2" draw:text-style-name="P1" draw:layer="layout" svg:x1="4.092cm" svg:y1="13.201cm" svg:x2="3.9cm" svg:y2="14.402cm">
            <text:p/>
          </draw:line>
          <draw:path draw:style-name="gr2" draw:text-style-name="P1" draw:layer="layout" svg:width="0.198cm" svg:height="0.2cm" svg:x="4.091cm" svg:y="13cm" svg:viewBox="0 0 199 201" svg:d="m0 201c-1-200 199-201 199-201">
            <text:p/>
          </draw:path>
          <draw:path draw:style-name="gr2" draw:text-style-name="P1" draw:layer="layout" svg:width="0.2cm" svg:height="0.198cm" svg:x="4.29cm" svg:y="13cm" svg:viewBox="0 0 201 199" svg:d="m201 199c-1-200-201-199-201-199">
            <text:p/>
          </draw:path>
          <draw:path draw:style-name="gr2" draw:text-style-name="P1" draw:layer="layout" svg:width="0.396cm" svg:height="0.402cm" svg:x="4.302cm" svg:y="14.397cm" svg:viewBox="0 0 397 403" svg:d="m397 0c3 400-397 403-397 403">
            <text:p/>
          </draw:path>
          <draw:path draw:style-name="gr2" draw:text-style-name="P1" draw:layer="layout" svg:width="0.402cm" svg:height="0.396cm" svg:x="3.9cm" svg:y="14.403cm" svg:viewBox="0 0 403 397" svg:d="m0 0c3 400 403 397 403 397">
            <text:p/>
          </draw:path>
          <draw:line draw:style-name="gr2" draw:text-style-name="P1" draw:layer="layout" svg:x1="4.091cm" svg:y1="13.202cm" svg:x2="4.491cm" svg:y2="13.199cm">
            <text:p/>
          </draw:line>
          <draw:line draw:style-name="gr2" draw:text-style-name="P1" draw:layer="layout" svg:x1="3.9cm" svg:y1="14.403cm" svg:x2="4.7cm" svg:y2="14.397cm">
            <text:p/>
          </draw:line>
        </draw:g>
        <draw:line draw:style-name="gr3" draw:text-style-name="P1" draw:layer="layout" svg:x1="9.7cm" svg:y1="15cm" svg:x2="2.7cm" svg:y2="15cm">
          <text:p/>
        </draw:line>
        <draw:line draw:style-name="gr2" draw:text-style-name="P1" draw:layer="layout" svg:x1="6.7cm" svg:y1="14.5cm" svg:x2="9.7cm" svg:y2="14.5cm">
          <text:p/>
        </draw:line>
        <draw:line draw:style-name="gr2" draw:text-style-name="P1" draw:layer="layout" svg:x1="9.7cm" svg:y1="15cm" svg:x2="9.7cm" svg:y2="14.1cm">
          <text:p/>
        </draw:line>
        <draw:line draw:style-name="gr2" draw:text-style-name="P1" draw:layer="layout" svg:x1="6.7cm" svg:y1="15cm" svg:x2="6.7cm" svg:y2="14.5cm">
          <text:p/>
        </draw:line>
        <draw:circle draw:style-name="gr4" draw:text-style-name="P1" draw:layer="layout" svg:width="0.001cm" svg:height="0.001cm" svg:x="9.7cm" svg:y="11.501cm" draw:kind="arc" draw:start-angle="0" draw:end-angle="270">
          <text:p/>
        </draw:circle>
        <draw:line draw:style-name="gr3" draw:text-style-name="P1" draw:layer="layout" svg:x1="4.7cm" svg:y1="11.501cm" svg:x2="9.7cm" svg:y2="11.501cm">
          <text:p/>
        </draw:line>
        <draw:path draw:style-name="gr2" draw:text-style-name="P1" draw:layer="layout" svg:width="0.766cm" svg:height="0.948cm" svg:x="9.7cm" svg:y="13.152cm" svg:viewBox="0 0 767 949" svg:d="m0 949c0-400 144-552 344-652s323-197 423-297">
          <text:p/>
        </draw:path>
        <draw:line draw:style-name="gr2" draw:text-style-name="P1" draw:layer="layout" svg:x1="2.7cm" svg:y1="15.001cm" svg:x2="2.7cm" svg:y2="13.501cm">
          <text:p/>
        </draw:line>
        <draw:circle draw:style-name="gr5" draw:text-style-name="P1" draw:layer="layout" svg:width="2cm" svg:height="2cm" svg:x="8.7cm" svg:y="11.501cm" draw:kind="arc" draw:start-angle="318.81" draw:end-angle="89.7">
          <text:p/>
        </draw:circle>
        <draw:circle draw:style-name="gr5" draw:text-style-name="P1" draw:layer="layout" svg:width="4cm" svg:height="4cm" svg:x="2.7cm" svg:y="11.501cm" draw:kind="arc" draw:start-angle="90" draw:end-angle="180">
          <text:p/>
        </draw:circle>
        <draw:line draw:style-name="gr2" draw:text-style-name="P1" draw:layer="layout" svg:x1="8.9cm" svg:y1="14.1cm" svg:x2="9.1cm" svg:y2="14.1cm">
          <text:p/>
        </draw:line>
        <draw:line draw:style-name="gr2" draw:text-style-name="P1" draw:layer="layout" svg:x1="9cm" svg:y1="14cm" svg:x2="9cm" svg:y2="14.2cm">
          <text:p/>
        </draw:line>
        <draw:g>
          <draw:line draw:style-name="gr3" draw:text-style-name="P1" draw:layer="layout" svg:x1="9.6cm" svg:y1="12.501cm" svg:x2="9.8cm" svg:y2="12.501cm">
            <text:p/>
          </draw:line>
          <draw:line draw:style-name="gr3" draw:text-style-name="P1" draw:layer="layout" svg:x1="9.7cm" svg:y1="12.401cm" svg:x2="9.7cm" svg:y2="12.601cm">
            <text:p/>
          </draw:line>
          <draw:line draw:style-name="gr6" draw:text-style-name="P1" draw:layer="layout" svg:x1="2.8cm" svg:y1="13.501cm" svg:x2="9.7cm" svg:y2="13.501cm">
            <text:p/>
          </draw:line>
          <draw:circle draw:style-name="gr7" draw:text-style-name="P1" draw:layer="layout" svg:width="0.2cm" svg:height="0.2cm" svg:x="2.7cm" svg:y="13.301cm" draw:kind="arc" draw:start-angle="180" draw:end-angle="270">
            <text:p/>
          </draw:circle>
          <draw:line draw:style-name="gr6" draw:text-style-name="P1" draw:layer="layout" svg:x1="2.7cm" svg:y1="13.401cm" svg:x2="2.7cm" svg:y2="12.501cm">
            <text:p/>
          </draw:line>
          <draw:circle draw:style-name="gr7" draw:text-style-name="P1" draw:layer="layout" svg:width="2cm" svg:height="2cm" svg:x="2.7cm" svg:y="11.501cm" draw:kind="arc" draw:start-angle="90" draw:end-angle="180">
            <text:p/>
          </draw:circle>
          <draw:line draw:style-name="gr6" draw:text-style-name="P1" draw:layer="layout" svg:x1="3.7cm" svg:y1="11.501cm" svg:x2="9.7cm" svg:y2="11.501cm">
            <text:p/>
          </draw:line>
          <draw:line draw:style-name="gr6" draw:text-style-name="P1" draw:layer="layout" svg:x1="9.7cm" svg:y1="13.501cm" svg:x2="11.2cm" svg:y2="13.501cm">
            <text:p/>
          </draw:line>
          <draw:line draw:style-name="gr6" draw:text-style-name="P1" draw:layer="layout" svg:x1="16.6cm" svg:y1="14.501cm" svg:x2="15.2cm" svg:y2="14.501cm">
            <text:p/>
          </draw:line>
          <draw:path draw:style-name="gr6" draw:text-style-name="P1" draw:layer="layout" svg:width="2.099cm" svg:height="0.399cm" svg:x="11.2cm" svg:y="13.501cm" svg:viewBox="0 0 2100 400" svg:d="m0 0c1300 0 2100 400 2100 400">
            <text:p/>
          </draw:path>
          <draw:path draw:style-name="gr6" draw:text-style-name="P1" draw:layer="layout" svg:width="1.899cm" svg:height="0.599cm" svg:x="13.3cm" svg:y="13.901cm" svg:viewBox="0 0 1900 600" svg:d="m1900 600c-900 0-1900-600-1900-600">
            <text:p/>
          </draw:path>
          <draw:path draw:style-name="gr6" draw:text-style-name="P1" draw:layer="layout" svg:width="6.499cm" svg:height="1.799cm" svg:x="9.7cm" svg:y="11.501cm" svg:viewBox="0 0 6500 1800" svg:d="m0 0c3758 0 6500 1800 6500 1800">
            <text:p/>
          </draw:path>
          <draw:circle draw:style-name="gr7" draw:text-style-name="P1" draw:layer="layout" svg:width="0.2cm" svg:height="0.2cm" draw:transform="rotate (1.5707963267949) translate (16.5cm 14.501cm)" draw:kind="arc" draw:start-angle="180" draw:end-angle="270">
            <text:p/>
          </draw:circle>
          <draw:path draw:style-name="gr6" draw:text-style-name="P1" draw:layer="layout" svg:width="0.499cm" svg:height="1.099cm" svg:x="16.2cm" svg:y="13.301cm" svg:viewBox="0 0 500 1100" svg:d="m500 1100c0-700-500-1100-500-1100">
            <text:p/>
          </draw:path>
        </draw:g>
        <draw:g>
          <draw:line draw:style-name="gr8" draw:text-style-name="P1" draw:layer="layout" svg:x1="9.6cm" svg:y1="7.301cm" svg:x2="9.8cm" svg:y2="7.301cm">
            <text:p/>
          </draw:line>
          <draw:line draw:style-name="gr8" draw:text-style-name="P1" draw:layer="layout" svg:x1="9.7cm" svg:y1="7.201cm" svg:x2="9.7cm" svg:y2="7.401cm">
            <text:p/>
          </draw:line>
          <draw:line draw:style-name="gr8" draw:text-style-name="P1" draw:layer="layout" svg:x1="2.8cm" svg:y1="8.301cm" svg:x2="9.7cm" svg:y2="8.301cm">
            <text:p/>
          </draw:line>
          <draw:circle draw:style-name="gr9" draw:text-style-name="P1" draw:layer="layout" svg:width="0.2cm" svg:height="0.2cm" svg:x="2.7cm" svg:y="8.101cm" draw:kind="arc" draw:start-angle="180" draw:end-angle="270">
            <text:p/>
          </draw:circle>
          <draw:line draw:style-name="gr8" draw:text-style-name="P1" draw:layer="layout" svg:x1="2.7cm" svg:y1="8.201cm" svg:x2="2.7cm" svg:y2="7.301cm">
            <text:p/>
          </draw:line>
          <draw:circle draw:style-name="gr9" draw:text-style-name="P1" draw:layer="layout" svg:width="2cm" svg:height="2cm" svg:x="2.7cm" svg:y="6.301cm" draw:kind="arc" draw:start-angle="90" draw:end-angle="180">
            <text:p/>
          </draw:circle>
          <draw:line draw:style-name="gr8" draw:text-style-name="P1" draw:layer="layout" svg:x1="3.7cm" svg:y1="6.301cm" svg:x2="9.7cm" svg:y2="6.301cm">
            <text:p/>
          </draw:line>
          <draw:line draw:style-name="gr8" draw:text-style-name="P1" draw:layer="layout" svg:x1="9.7cm" svg:y1="8.301cm" svg:x2="11.2cm" svg:y2="8.301cm">
            <text:p/>
          </draw:line>
          <draw:line draw:style-name="gr8" draw:text-style-name="P1" draw:layer="layout" svg:x1="16.6cm" svg:y1="9.301cm" svg:x2="15.2cm" svg:y2="9.301cm">
            <text:p/>
          </draw:line>
          <draw:path draw:style-name="gr8" draw:text-style-name="P1" draw:layer="layout" svg:width="2.099cm" svg:height="0.399cm" svg:x="11.2cm" svg:y="8.301cm" svg:viewBox="0 0 2100 400" svg:d="m0 0c1300 0 2100 400 2100 400">
            <text:p/>
          </draw:path>
          <draw:path draw:style-name="gr8" draw:text-style-name="P1" draw:layer="layout" svg:width="1.899cm" svg:height="0.599cm" svg:x="13.3cm" svg:y="8.701cm" svg:viewBox="0 0 1900 600" svg:d="m1900 600c-900 0-1900-600-1900-600">
            <text:p/>
          </draw:path>
          <draw:path draw:style-name="gr8" draw:text-style-name="P1" draw:layer="layout" svg:width="6.499cm" svg:height="1.799cm" svg:x="9.7cm" svg:y="6.301cm" svg:viewBox="0 0 6500 1800" svg:d="m0 0c3758 0 6500 1800 6500 1800">
            <text:p/>
          </draw:path>
          <draw:circle draw:style-name="gr9" draw:text-style-name="P1" draw:layer="layout" svg:width="0.2cm" svg:height="0.2cm" draw:transform="rotate (1.5707963267949) translate (16.5cm 9.301cm)" draw:kind="arc" draw:start-angle="180" draw:end-angle="270">
            <text:p/>
          </draw:circle>
          <draw:path draw:style-name="gr8" draw:text-style-name="P1" draw:layer="layout" svg:width="0.499cm" svg:height="1.099cm" svg:x="16.2cm" svg:y="8.101cm" svg:viewBox="0 0 500 1100" svg:d="m500 1100c0-700-500-1100-500-1100">
            <text:p/>
          </draw:path>
        </draw:g>
        <draw:g>
          <draw:circle draw:style-name="gr9" draw:text-style-name="P1" draw:layer="layout" svg:width="3cm" svg:height="3cm" svg:x="8cm" svg:y="2.301cm" draw:kind="arc" draw:start-angle="318.29" draw:end-angle="39.79">
            <text:p/>
          </draw:circle>
          <draw:g>
            <draw:line draw:style-name="gr8" draw:text-style-name="P1" draw:layer="layout" svg:x1="9.6cm" svg:y1="3.801cm" svg:x2="9.8cm" svg:y2="3.801cm">
              <text:p/>
            </draw:line>
            <draw:line draw:style-name="gr8" draw:text-style-name="P1" draw:layer="layout" svg:x1="9.7cm" svg:y1="3.701cm" svg:x2="9.7cm" svg:y2="3.901cm">
              <text:p/>
            </draw:line>
            <draw:line draw:style-name="gr8" draw:text-style-name="P1" draw:layer="layout" svg:x1="2.8cm" svg:y1="4.801cm" svg:x2="9.7cm" svg:y2="4.801cm">
              <text:p/>
            </draw:line>
            <draw:circle draw:style-name="gr9" draw:text-style-name="P1" draw:layer="layout" svg:width="0.2cm" svg:height="0.2cm" svg:x="2.7cm" svg:y="4.601cm" draw:kind="arc" draw:start-angle="180" draw:end-angle="270">
              <text:p/>
            </draw:circle>
            <draw:line draw:style-name="gr8" draw:text-style-name="P1" draw:layer="layout" svg:x1="2.7cm" svg:y1="4.701cm" svg:x2="2.7cm" svg:y2="3.801cm">
              <text:p/>
            </draw:line>
            <draw:circle draw:style-name="gr9" draw:text-style-name="P1" draw:layer="layout" svg:width="2cm" svg:height="2cm" svg:x="2.7cm" svg:y="2.801cm" draw:kind="arc" draw:start-angle="90" draw:end-angle="180">
              <text:p/>
            </draw:circle>
            <draw:line draw:style-name="gr8" draw:text-style-name="P1" draw:layer="layout" svg:x1="3.7cm" svg:y1="2.801cm" svg:x2="9.7cm" svg:y2="2.801cm">
              <text:p/>
            </draw:line>
            <draw:line draw:style-name="gr8" draw:text-style-name="P1" draw:layer="layout" svg:x1="9.7cm" svg:y1="4.801cm" svg:x2="11.2cm" svg:y2="4.801cm">
              <text:p/>
            </draw:line>
            <draw:line draw:style-name="gr8" draw:text-style-name="P1" draw:layer="layout" svg:x1="16.6cm" svg:y1="5.801cm" svg:x2="15.2cm" svg:y2="5.801cm">
              <text:p/>
            </draw:line>
            <draw:path draw:style-name="gr8" draw:text-style-name="P1" draw:layer="layout" svg:width="2.099cm" svg:height="0.399cm" svg:x="11.2cm" svg:y="4.801cm" svg:viewBox="0 0 2100 400" svg:d="m0 0c1300 0 2100 400 2100 400">
              <text:p/>
            </draw:path>
            <draw:path draw:style-name="gr8" draw:text-style-name="P1" draw:layer="layout" svg:width="1.899cm" svg:height="0.599cm" svg:x="13.3cm" svg:y="5.201cm" svg:viewBox="0 0 1900 600" svg:d="m1900 600c-900 0-1900-600-1900-600">
              <text:p/>
            </draw:path>
            <draw:path draw:style-name="gr8" draw:text-style-name="P1" draw:layer="layout" svg:width="6.499cm" svg:height="1.799cm" svg:x="9.7cm" svg:y="2.801cm" svg:viewBox="0 0 6500 1800" svg:d="m0 0c3758 0 6500 1800 6500 1800">
              <text:p/>
            </draw:path>
            <draw:circle draw:style-name="gr9" draw:text-style-name="P1" draw:layer="layout" svg:width="0.2cm" svg:height="0.2cm" draw:transform="rotate (1.5707963267949) translate (16.5cm 5.801cm)" draw:kind="arc" draw:start-angle="180" draw:end-angle="270">
              <text:p/>
            </draw:circle>
            <draw:path draw:style-name="gr8" draw:text-style-name="P1" draw:layer="layout" svg:width="0.499cm" svg:height="1.099cm" svg:x="16.2cm" svg:y="4.601cm" svg:viewBox="0 0 500 1100" svg:d="m500 1100c0-700-500-1100-500-1100">
              <text:p/>
            </draw:path>
          </draw:g>
        </draw:g>
        <draw:custom-shape draw:style-name="gr10" draw:text-style-name="P1" draw:layer="layout" svg:width="7cm" svg:height="0.5cm" svg:x="2.7cm" svg:y="15cm">
          <text:p/>
          <draw:enhanced-geometry svg:viewBox="0 0 21600 21600" draw:type="rectangle" draw:enhanced-path="M 0 0 L 21600 0 21600 21600 0 21600 0 0 Z N"/>
        </draw:custom-shape>
        <draw:g>
          <draw:g>
            <draw:circle draw:style-name="gr5" draw:text-style-name="P1" draw:layer="layout" svg:width="3cm" svg:height="3cm" svg:x="8cm" svg:y="11.001cm" draw:kind="arc" draw:start-angle="318.29" draw:end-angle="39.79">
              <text:p/>
            </draw:circle>
            <draw:g>
              <draw:line draw:style-name="gr2" draw:text-style-name="P1" draw:layer="layout" svg:x1="9.6cm" svg:y1="12.501cm" svg:x2="9.8cm" svg:y2="12.501cm">
                <text:p/>
              </draw:line>
              <draw:line draw:style-name="gr2" draw:text-style-name="P1" draw:layer="layout" svg:x1="9.7cm" svg:y1="12.401cm" svg:x2="9.7cm" svg:y2="12.601cm">
                <text:p/>
              </draw:line>
              <draw:line draw:style-name="gr2" draw:text-style-name="P1" draw:layer="layout" svg:x1="2.8cm" svg:y1="13.501cm" svg:x2="9.7cm" svg:y2="13.501cm">
                <text:p/>
              </draw:line>
              <draw:circle draw:style-name="gr5" draw:text-style-name="P1" draw:layer="layout" svg:width="0.2cm" svg:height="0.2cm" svg:x="2.7cm" svg:y="13.301cm" draw:kind="arc" draw:start-angle="180" draw:end-angle="270">
                <text:p/>
              </draw:circle>
              <draw:line draw:style-name="gr2" draw:text-style-name="P1" draw:layer="layout" svg:x1="2.7cm" svg:y1="13.401cm" svg:x2="2.7cm" svg:y2="12.501cm">
                <text:p/>
              </draw:line>
              <draw:circle draw:style-name="gr5" draw:text-style-name="P1" draw:layer="layout" svg:width="2cm" svg:height="2cm" svg:x="2.7cm" svg:y="11.501cm" draw:kind="arc" draw:start-angle="90" draw:end-angle="180">
                <text:p/>
              </draw:circle>
              <draw:line draw:style-name="gr2" draw:text-style-name="P1" draw:layer="layout" svg:x1="3.7cm" svg:y1="11.501cm" svg:x2="9.7cm" svg:y2="11.501cm">
                <text:p/>
              </draw:line>
              <draw:line draw:style-name="gr2" draw:text-style-name="P1" draw:layer="layout" svg:x1="9.7cm" svg:y1="13.501cm" svg:x2="11.2cm" svg:y2="13.501cm">
                <text:p/>
              </draw:line>
              <draw:line draw:style-name="gr2" draw:text-style-name="P1" draw:layer="layout" svg:x1="16.6cm" svg:y1="14.501cm" svg:x2="15.2cm" svg:y2="14.501cm">
                <text:p/>
              </draw:line>
              <draw:path draw:style-name="gr2" draw:text-style-name="P1" draw:layer="layout" svg:width="2.099cm" svg:height="0.399cm" svg:x="11.2cm" svg:y="13.501cm" svg:viewBox="0 0 2100 400" svg:d="m0 0c1300 0 2100 400 2100 400">
                <text:p/>
              </draw:path>
              <draw:path draw:style-name="gr2" draw:text-style-name="P1" draw:layer="layout" svg:width="1.899cm" svg:height="0.599cm" svg:x="13.3cm" svg:y="13.901cm" svg:viewBox="0 0 1900 600" svg:d="m1900 600c-900 0-1900-600-1900-600">
                <text:p/>
              </draw:path>
              <draw:path draw:style-name="gr2" draw:text-style-name="P1" draw:layer="layout" svg:width="6.499cm" svg:height="1.799cm" svg:x="9.7cm" svg:y="11.501cm" svg:viewBox="0 0 6500 1800" svg:d="m0 0c3758 0 6500 1800 6500 1800">
                <text:p/>
              </draw:path>
              <draw:circle draw:style-name="gr5" draw:text-style-name="P1" draw:layer="layout" svg:width="0.2cm" svg:height="0.2cm" draw:transform="rotate (1.5707963267949) translate (16.5cm 14.501cm)" draw:kind="arc" draw:start-angle="180" draw:end-angle="270">
                <text:p/>
              </draw:circle>
              <draw:path draw:style-name="gr2" draw:text-style-name="P1" draw:layer="layout" svg:width="0.499cm" svg:height="1.099cm" svg:x="16.2cm" svg:y="13.301cm" svg:viewBox="0 0 500 1100" svg:d="m500 1100c0-700-500-1100-500-1100">
                <text:p/>
              </draw:path>
            </draw:g>
          </draw:g>
          <draw:line draw:style-name="gr2" draw:text-style-name="P1" draw:layer="layout" svg:x1="15.6cm" svg:y1="14.501cm" svg:x2="15.7cm" svg:y2="14.801cm">
            <text:p/>
          </draw:line>
          <draw:line draw:style-name="gr2" draw:text-style-name="P1" draw:layer="layout" svg:x1="16.6cm" svg:y1="14.501cm" svg:x2="16.5cm" svg:y2="14.801cm">
            <text:p/>
          </draw:line>
          <draw:path draw:style-name="gr2" draw:text-style-name="P1" draw:layer="layout" svg:width="0.799cm" svg:height="0.199cm" svg:x="15.7cm" svg:y="14.801cm" svg:viewBox="0 0 800 200" svg:d="m0 0c400 449 800 0 800 0">
            <text:p/>
          </draw:path>
        </draw:g>
        <draw:line draw:style-name="gr11" draw:text-style-name="P1" draw:layer="layout" svg:x1="17.5cm" svg:y1="15.001cm" svg:x2="9.7cm" svg:y2="15.001cm">
          <text:p/>
        </draw:line>
        <draw:g>
          <draw:g>
            <draw:g>
              <draw:line draw:style-name="gr2" draw:text-style-name="P1" draw:layer="layout" svg:x1="23.2cm" svg:y1="5.999cm" svg:x2="26.2cm" svg:y2="5.999cm">
                <text:p/>
              </draw:line>
              <draw:line draw:style-name="gr2" draw:text-style-name="P1" draw:layer="layout" svg:x1="26.2cm" svg:y1="6cm" svg:x2="26.2cm" svg:y2="5.599cm">
                <text:p/>
              </draw:line>
              <draw:line draw:style-name="gr2" draw:text-style-name="P1" draw:layer="layout" svg:x1="23.2cm" svg:y1="6.499cm" svg:x2="23.2cm" svg:y2="5.999cm">
                <text:p/>
              </draw:line>
              <draw:path draw:style-name="gr2" draw:text-style-name="P1" draw:layer="layout" svg:width="0.766cm" svg:height="0.948cm" svg:x="26.2cm" svg:y="4.651cm" svg:viewBox="0 0 767 949" svg:d="m0 949c0-400 144-552 344-652s323-197 423-297">
                <text:p/>
              </draw:path>
              <draw:line draw:style-name="gr2" draw:text-style-name="P1" draw:layer="layout" svg:x1="19.2cm" svg:y1="6.5cm" svg:x2="19.2cm" svg:y2="5cm">
                <text:p/>
              </draw:line>
              <draw:circle draw:style-name="gr5" draw:text-style-name="P1" draw:layer="layout" svg:width="2cm" svg:height="2cm" svg:x="25.2cm" svg:y="3cm" draw:kind="arc" draw:start-angle="318.81" draw:end-angle="89.7">
                <text:p/>
              </draw:circle>
              <draw:circle draw:style-name="gr5" draw:text-style-name="P1" draw:layer="layout" svg:width="4cm" svg:height="4cm" svg:x="19.2cm" svg:y="3cm" draw:kind="arc" draw:start-angle="90" draw:end-angle="180">
                <text:p/>
              </draw:circle>
              <draw:line draw:style-name="gr2" draw:text-style-name="P1" draw:layer="layout" svg:x1="21.2cm" svg:y1="3cm" svg:x2="26.2cm" svg:y2="3cm">
                <text:p/>
              </draw:line>
              <draw:line draw:style-name="gr2" draw:text-style-name="P1" draw:layer="layout" svg:x1="19.2cm" svg:y1="6.5cm" svg:x2="23.2cm" svg:y2="6.5cm">
                <text:p/>
              </draw:line>
            </draw:g>
            <draw:line draw:style-name="gr2" draw:text-style-name="P1" draw:layer="layout" svg:x1="26.2cm" svg:y1="4.1cm" svg:x2="26.2cm" svg:y2="3.9cm">
              <text:p/>
            </draw:line>
            <draw:line draw:style-name="gr2" draw:text-style-name="P1" draw:layer="layout" svg:x1="26.1cm" svg:y1="4cm" svg:x2="26.3cm" svg:y2="4cm">
              <text:p/>
            </draw:line>
          </draw:g>
          <draw:line draw:style-name="gr2" draw:text-style-name="P1" draw:layer="layout" svg:x1="23.2cm" svg:y1="6cm" svg:x2="26.2cm" svg:y2="6cm">
            <text:p/>
          </draw:line>
          <draw:line draw:style-name="gr2" draw:text-style-name="P1" draw:layer="layout" svg:x1="23.2cm" svg:y1="6.5cm" svg:x2="23.2cm" svg:y2="6cm">
            <text:p/>
          </draw:line>
          <draw:line draw:style-name="gr2" draw:text-style-name="P1" draw:layer="layout" svg:x1="25.4cm" svg:y1="5.6cm" svg:x2="25.6cm" svg:y2="5.6cm">
            <text:p/>
          </draw:line>
          <draw:line draw:style-name="gr2" draw:text-style-name="P1" draw:layer="layout" svg:x1="25.5cm" svg:y1="5.5cm" svg:x2="25.5cm" svg:y2="5.7cm">
            <text:p/>
          </draw:line>
        </draw:g>
        <draw:g>
          <draw:line draw:style-name="gr12" draw:text-style-name="P1" draw:layer="layout" svg:x1="9.793cm" svg:y1="13.495cm" svg:x2="11.287cm" svg:y2="13.356cm">
            <text:p/>
          </draw:line>
          <draw:g>
            <draw:line draw:style-name="gr12" draw:text-style-name="P1" draw:layer="layout" svg:x1="2.923cm" svg:y1="14.137cm" svg:x2="9.793cm" svg:y2="13.496cm">
              <text:p/>
            </draw:line>
            <draw:circle draw:style-name="gr13" draw:text-style-name="P1" draw:layer="layout" svg:width="0.2cm" svg:height="0.2cm" draw:transform="rotate (0.0930260491312978) translate (2.805cm 13.947cm)" draw:kind="arc" draw:start-angle="180" draw:end-angle="270">
              <text:p/>
            </draw:circle>
            <draw:line draw:style-name="gr12" draw:text-style-name="P1" draw:layer="layout" svg:x1="2.814cm" svg:y1="14.046cm" svg:x2="2.73cm" svg:y2="13.15cm">
              <text:p/>
            </draw:line>
            <draw:circle draw:style-name="gr13" draw:text-style-name="P1" draw:layer="layout" svg:width="2cm" svg:height="2cm" draw:transform="rotate (0.0930260491312978) translate (2.637cm 12.155cm)" draw:kind="arc" draw:start-angle="90" draw:end-angle="180">
              <text:p/>
            </draw:circle>
            <draw:line draw:style-name="gr12" draw:text-style-name="P1" draw:layer="layout" svg:x1="3.633cm" svg:y1="12.061cm" svg:x2="9.607cm" svg:y2="11.504cm">
              <text:p/>
            </draw:line>
            <draw:line draw:style-name="gr12" draw:text-style-name="P1" draw:layer="layout" svg:x1="16.756cm" svg:y1="13.85cm" svg:x2="15.362cm" svg:y2="13.98cm">
              <text:p/>
            </draw:line>
            <draw:path draw:style-name="gr12" draw:text-style-name="P1" draw:layer="layout" svg:width="2.099cm" svg:height="0.399cm" draw:transform="rotate (0.0930260491312978) translate (11.2864062298464cm 13.3563382940781cm)" svg:viewBox="0 0 2100 400" svg:d="m0 0c1300 0 2100 400 2100 400">
              <text:p/>
            </draw:path>
            <draw:path draw:style-name="gr12" draw:text-style-name="P1" draw:layer="layout" svg:width="1.899cm" svg:height="0.599cm" draw:transform="rotate (0.0930260491312978) translate (13.4144830166377cm 13.559535709219cm)" svg:viewBox="0 0 1900 600" svg:d="m1900 600c-900 0-1900-600-1900-600">
              <text:p/>
            </draw:path>
            <draw:path draw:style-name="gr12" draw:text-style-name="P1" draw:layer="layout" svg:width="6.499cm" svg:height="1.799cm" draw:transform="rotate (0.0930260491312978) translate (9.60710806500642cm 11.5043238034315cm)" svg:viewBox="0 0 6500 1800" svg:d="m0 0c3758 0 6500 1800 6500 1800">
              <text:p/>
            </draw:path>
            <draw:circle draw:style-name="gr13" draw:text-style-name="P1" draw:layer="layout" svg:width="0.2cm" svg:height="0.2cm" draw:transform="rotate (1.66382237592619) translate (16.656cm 13.86cm)" draw:kind="arc" draw:start-angle="180" draw:end-angle="270">
              <text:p/>
            </draw:circle>
            <draw:path draw:style-name="gr12" draw:text-style-name="P1" draw:layer="layout" svg:width="0.499cm" svg:height="1.099cm" draw:transform="rotate (0.0930260491312978) translate (16.2462088256902cm 12.6927433797965cm)" svg:viewBox="0 0 500 1100" svg:d="m500 1100c0-700-500-1100-500-1100">
              <text:p/>
            </draw:path>
            <draw:line draw:style-name="gr12" draw:text-style-name="P1" draw:layer="layout" svg:x1="15.76cm" svg:y1="13.943cm" svg:x2="15.887cm" svg:y2="14.232cm">
              <text:p/>
            </draw:line>
            <draw:line draw:style-name="gr12" draw:text-style-name="P1" draw:layer="layout" svg:x1="16.756cm" svg:y1="13.85cm" svg:x2="16.684cm" svg:y2="14.158cm">
              <text:p/>
            </draw:line>
            <draw:path draw:style-name="gr12" draw:text-style-name="P1" draw:layer="layout" svg:width="0.799cm" svg:height="0.199cm" draw:transform="rotate (0.0930260491312978) translate (15.8877086298963cm 14.2327036421461cm)" svg:viewBox="0 0 800 200" svg:d="m0 0c400 449 800 0 800 0">
              <text:p/>
            </draw:path>
          </draw:g>
        </draw:g>
        <draw:g>
          <draw:line draw:style-name="gr12" draw:text-style-name="P1" draw:layer="layout" svg:x1="9.633cm" svg:y1="13.5cm" svg:x2="11.126cm" svg:y2="13.642cm">
            <text:p/>
          </draw:line>
          <draw:g>
            <draw:line draw:style-name="gr12" draw:text-style-name="P1" draw:layer="layout" svg:x1="2.764cm" svg:y1="12.846cm" svg:x2="9.633cm" svg:y2="13.5cm">
              <text:p/>
            </draw:line>
            <draw:circle draw:style-name="gr13" draw:text-style-name="P1" draw:layer="layout" svg:width="0.2cm" svg:height="0.2cm" draw:transform="rotate (-0.0949459113084912) translate (2.684cm 12.638cm)" draw:kind="arc" draw:start-angle="180" draw:end-angle="270">
              <text:p/>
            </draw:circle>
            <draw:line draw:style-name="gr12" draw:text-style-name="P1" draw:layer="layout" svg:x1="2.674cm" svg:y1="12.737cm" svg:x2="2.759cm" svg:y2="11.841cm">
              <text:p/>
            </draw:line>
            <draw:circle draw:style-name="gr13" draw:text-style-name="P1" draw:layer="layout" svg:width="2cm" svg:height="2cm" draw:transform="rotate (-0.0949459113084912) translate (2.854cm 10.846cm)" draw:kind="arc" draw:start-angle="90" draw:end-angle="180">
              <text:p/>
            </draw:circle>
            <draw:line draw:style-name="gr12" draw:text-style-name="P1" draw:layer="layout" svg:x1="3.85cm" svg:y1="10.94cm" svg:x2="9.823cm" svg:y2="11.509cm">
              <text:p/>
            </draw:line>
            <draw:line draw:style-name="gr12" draw:text-style-name="P1" draw:layer="layout" svg:x1="16.408cm" svg:y1="15.15cm" svg:x2="15.014cm" svg:y2="15.017cm">
              <text:p/>
            </draw:line>
            <draw:path draw:style-name="gr12" draw:text-style-name="P1" draw:layer="layout" svg:width="2.099cm" svg:height="0.399cm" draw:transform="rotate (-0.0949459113084921) translate (11.1265774833264cm 13.642200750008cm)" svg:viewBox="0 0 2100 400" svg:d="m0 0c1300 0 2100 400 2100 400">
              <text:p/>
            </draw:path>
            <draw:path draw:style-name="gr12" draw:text-style-name="P1" draw:layer="layout" svg:width="1.899cm" svg:height="0.599cm" draw:transform="rotate (-0.0949459113084921) translate (13.1791978000463cm 14.2394861385694cm)" svg:viewBox="0 0 1900 600" svg:d="m1900 600c-900 0-1900-600-1900-600">
              <text:p/>
            </draw:path>
            <draw:path draw:style-name="gr12" draw:text-style-name="P1" draw:layer="layout" svg:width="6.499cm" svg:height="1.799cm" draw:transform="rotate (-0.0949459113084921) translate (9.82294009771971cm 11.5090037204656cm)" svg:viewBox="0 0 6500 1800" svg:d="m0 0c3758 0 6500 1800 6500 1800">
              <text:p/>
            </draw:path>
            <draw:circle draw:style-name="gr13" draw:text-style-name="P1" draw:layer="layout" svg:width="0.2cm" svg:height="0.2cm" draw:transform="rotate (1.47585041548641) translate (16.307cm 15.14cm)" draw:kind="arc" draw:start-angle="180" draw:end-angle="270">
              <text:p/>
            </draw:circle>
            <draw:path draw:style-name="gr12" draw:text-style-name="P1" draw:layer="layout" svg:width="0.499cm" svg:height="1.099cm" draw:transform="rotate (-0.0949459113084921) translate (16.1230182580615cm 13.9171181640883cm)" svg:viewBox="0 0 500 1100" svg:d="m500 1100c0-700-500-1100-500-1100">
              <text:p/>
            </draw:path>
            <draw:line draw:style-name="gr12" draw:text-style-name="P1" draw:layer="layout" svg:x1="15.412cm" svg:y1="15.055cm" svg:x2="15.483cm" svg:y2="15.363cm">
              <text:p/>
            </draw:line>
            <draw:line draw:style-name="gr12" draw:text-style-name="P1" draw:layer="layout" svg:x1="16.407cm" svg:y1="15.15cm" svg:x2="16.279cm" svg:y2="15.439cm">
              <text:p/>
            </draw:line>
            <draw:path draw:style-name="gr12" draw:text-style-name="P1" draw:layer="layout" svg:width="0.799cm" svg:height="0.199cm" draw:transform="rotate (-0.0949459113084921) translate (15.4830652615179cm 15.3629605352391cm)" svg:viewBox="0 0 800 200" svg:d="m0 0c400 449 800 0 800 0">
              <text:p/>
            </draw:path>
          </draw:g>
        </draw:g>
        <draw:line draw:style-name="gr11" draw:text-style-name="P1" draw:layer="layout" svg:x1="17.5cm" svg:y1="15.6cm" svg:x2="9.7cm" svg:y2="15.6cm">
          <text:p/>
        </draw:line>
        <draw:line draw:style-name="gr11" draw:text-style-name="P1" draw:layer="layout" svg:x1="17.5cm" svg:y1="14.4cm" svg:x2="9.7cm" svg:y2="14.4cm">
          <text:p/>
        </draw:line>
        <draw:g>
          <draw:g>
            <draw:g>
              <draw:line draw:style-name="gr2" draw:text-style-name="P1" draw:layer="layout" svg:x1="23.2cm" svg:y1="10.399cm" svg:x2="26.2cm" svg:y2="10.399cm">
                <text:p/>
              </draw:line>
              <draw:line draw:style-name="gr2" draw:text-style-name="P1" draw:layer="layout" svg:x1="26.2cm" svg:y1="10.4cm" svg:x2="26.2cm" svg:y2="9.999cm">
                <text:p/>
              </draw:line>
              <draw:line draw:style-name="gr2" draw:text-style-name="P1" draw:layer="layout" svg:x1="23.2cm" svg:y1="10.899cm" svg:x2="23.2cm" svg:y2="10.399cm">
                <text:p/>
              </draw:line>
              <draw:path draw:style-name="gr2" draw:text-style-name="P1" draw:layer="layout" svg:width="0.766cm" svg:height="0.948cm" svg:x="26.2cm" svg:y="9.051cm" svg:viewBox="0 0 767 949" svg:d="m0 949c0-400 144-552 344-652s323-197 423-297">
                <text:p/>
              </draw:path>
              <draw:line draw:style-name="gr2" draw:text-style-name="P1" draw:layer="layout" svg:x1="19.2cm" svg:y1="10.9cm" svg:x2="19.2cm" svg:y2="9.4cm">
                <text:p/>
              </draw:line>
              <draw:circle draw:style-name="gr5" draw:text-style-name="P1" draw:layer="layout" svg:width="2cm" svg:height="2cm" svg:x="25.2cm" svg:y="7.4cm" draw:kind="arc" draw:start-angle="318.81" draw:end-angle="89.7">
                <text:p/>
              </draw:circle>
              <draw:circle draw:style-name="gr5" draw:text-style-name="P1" draw:layer="layout" svg:width="4cm" svg:height="4cm" svg:x="19.2cm" svg:y="7.4cm" draw:kind="arc" draw:start-angle="90" draw:end-angle="180">
                <text:p/>
              </draw:circle>
              <draw:line draw:style-name="gr2" draw:text-style-name="P1" draw:layer="layout" svg:x1="21.2cm" svg:y1="7.4cm" svg:x2="26.2cm" svg:y2="7.4cm">
                <text:p/>
              </draw:line>
              <draw:line draw:style-name="gr2" draw:text-style-name="P1" draw:layer="layout" svg:x1="19.2cm" svg:y1="10.9cm" svg:x2="23.2cm" svg:y2="10.9cm">
                <text:p/>
              </draw:line>
            </draw:g>
            <draw:line draw:style-name="gr2" draw:text-style-name="P1" draw:layer="layout" svg:x1="26.2cm" svg:y1="8.5cm" svg:x2="26.2cm" svg:y2="8.3cm">
              <text:p/>
            </draw:line>
            <draw:line draw:style-name="gr2" draw:text-style-name="P1" draw:layer="layout" svg:x1="26.1cm" svg:y1="8.4cm" svg:x2="26.3cm" svg:y2="8.4cm">
              <text:p/>
            </draw:line>
          </draw:g>
          <draw:line draw:style-name="gr2" draw:text-style-name="P1" draw:layer="layout" svg:x1="23.2cm" svg:y1="10.4cm" svg:x2="26.2cm" svg:y2="10.4cm">
            <text:p/>
          </draw:line>
          <draw:line draw:style-name="gr2" draw:text-style-name="P1" draw:layer="layout" svg:x1="23.2cm" svg:y1="10.9cm" svg:x2="23.2cm" svg:y2="10.4cm">
            <text:p/>
          </draw:line>
          <draw:line draw:style-name="gr2" draw:text-style-name="P1" draw:layer="layout" svg:x1="25.4cm" svg:y1="10cm" svg:x2="25.6cm" svg:y2="10cm">
            <text:p/>
          </draw:line>
          <draw:line draw:style-name="gr2" draw:text-style-name="P1" draw:layer="layout" svg:x1="25.5cm" svg:y1="9.9cm" svg:x2="25.5cm" svg:y2="10.1cm">
            <text:p/>
          </draw:line>
        </draw:g>
        <draw:g>
          <draw:g>
            <draw:g>
              <draw:line draw:style-name="gr2" draw:text-style-name="P1" draw:layer="layout" svg:x1="23.2cm" svg:y1="15.099cm" svg:x2="26.2cm" svg:y2="15.099cm">
                <text:p/>
              </draw:line>
              <draw:line draw:style-name="gr2" draw:text-style-name="P1" draw:layer="layout" svg:x1="26.2cm" svg:y1="15.1cm" svg:x2="26.2cm" svg:y2="14.699cm">
                <text:p/>
              </draw:line>
              <draw:line draw:style-name="gr2" draw:text-style-name="P1" draw:layer="layout" svg:x1="23.2cm" svg:y1="15.599cm" svg:x2="23.2cm" svg:y2="15.099cm">
                <text:p/>
              </draw:line>
              <draw:path draw:style-name="gr2" draw:text-style-name="P1" draw:layer="layout" svg:width="0.766cm" svg:height="0.948cm" svg:x="26.2cm" svg:y="13.751cm" svg:viewBox="0 0 767 949" svg:d="m0 949c0-400 144-552 344-652s323-197 423-297">
                <text:p/>
              </draw:path>
              <draw:line draw:style-name="gr2" draw:text-style-name="P1" draw:layer="layout" svg:x1="19.2cm" svg:y1="15.6cm" svg:x2="19.2cm" svg:y2="14.1cm">
                <text:p/>
              </draw:line>
              <draw:circle draw:style-name="gr5" draw:text-style-name="P1" draw:layer="layout" svg:width="2cm" svg:height="2cm" svg:x="25.2cm" svg:y="12.1cm" draw:kind="arc" draw:start-angle="318.81" draw:end-angle="89.7">
                <text:p/>
              </draw:circle>
              <draw:circle draw:style-name="gr5" draw:text-style-name="P1" draw:layer="layout" svg:width="4cm" svg:height="4cm" svg:x="19.2cm" svg:y="12.1cm" draw:kind="arc" draw:start-angle="90" draw:end-angle="180">
                <text:p/>
              </draw:circle>
              <draw:line draw:style-name="gr2" draw:text-style-name="P1" draw:layer="layout" svg:x1="21.2cm" svg:y1="12.1cm" svg:x2="26.2cm" svg:y2="12.1cm">
                <text:p/>
              </draw:line>
              <draw:line draw:style-name="gr2" draw:text-style-name="P1" draw:layer="layout" svg:x1="19.2cm" svg:y1="15.6cm" svg:x2="23.2cm" svg:y2="15.6cm">
                <text:p/>
              </draw:line>
            </draw:g>
            <draw:line draw:style-name="gr2" draw:text-style-name="P1" draw:layer="layout" svg:x1="26.2cm" svg:y1="13.2cm" svg:x2="26.2cm" svg:y2="13cm">
              <text:p/>
            </draw:line>
            <draw:line draw:style-name="gr2" draw:text-style-name="P1" draw:layer="layout" svg:x1="26.1cm" svg:y1="13.1cm" svg:x2="26.3cm" svg:y2="13.1cm">
              <text:p/>
            </draw:line>
          </draw:g>
          <draw:line draw:style-name="gr2" draw:text-style-name="P1" draw:layer="layout" svg:x1="23.2cm" svg:y1="15.1cm" svg:x2="26.2cm" svg:y2="15.1cm">
            <text:p/>
          </draw:line>
          <draw:line draw:style-name="gr2" draw:text-style-name="P1" draw:layer="layout" svg:x1="23.2cm" svg:y1="15.6cm" svg:x2="23.2cm" svg:y2="15.1cm">
            <text:p/>
          </draw:line>
          <draw:line draw:style-name="gr2" draw:text-style-name="P1" draw:layer="layout" svg:x1="25.4cm" svg:y1="14.7cm" svg:x2="25.6cm" svg:y2="14.7cm">
            <text:p/>
          </draw:line>
          <draw:line draw:style-name="gr2" draw:text-style-name="P1" draw:layer="layout" svg:x1="25.5cm" svg:y1="14.6cm" svg:x2="25.5cm" svg:y2="14.8cm">
            <text:p/>
          </draw:line>
        </draw:g>
        <draw:line draw:style-name="gr2" draw:text-style-name="P1" draw:layer="layout" svg:x1="19.2cm" svg:y1="15.6cm" svg:x2="19.2cm" svg:y2="14.1cm">
          <text:p/>
        </draw:line>
        <draw:custom-shape draw:style-name="gr10" draw:text-style-name="P1" draw:layer="layout" svg:width="2.3cm" svg:height="1.2cm" svg:x="20.2cm" svg:y="9.7cm">
          <text:p/>
          <draw:enhanced-geometry svg:viewBox="0 0 21600 21600" draw:type="rectangle" draw:enhanced-path="M 0 0 L 21600 0 21600 21600 0 21600 0 0 Z N"/>
        </draw:custom-shape>
        <draw:circle draw:style-name="gr5" draw:text-style-name="P1" draw:layer="layout" svg:width="1.2cm" svg:height="1.2cm" svg:x="20.2cm" svg:y="5.3cm" draw:kind="arc" draw:start-angle="0" draw:end-angle="180">
          <text:p/>
        </draw:circle>
        <draw:line draw:style-name="gr2" draw:text-style-name="P1" draw:layer="layout" svg:x1="21.4cm" svg:y1="6.5cm" svg:x2="21.4cm" svg:y2="5.9cm">
          <text:p/>
        </draw:line>
        <draw:line draw:style-name="gr2" draw:text-style-name="P1" draw:layer="layout" svg:x1="20.2cm" svg:y1="6.5cm" svg:x2="20.2cm" svg:y2="5.9cm">
          <text:p/>
        </draw:line>
        <draw:line draw:style-name="gr2" draw:text-style-name="P1" draw:layer="layout" svg:x1="20.7cm" svg:y1="15cm" svg:x2="20.9cm" svg:y2="15cm">
          <text:p/>
        </draw:line>
        <draw:line draw:style-name="gr2" draw:text-style-name="P1" draw:layer="layout" svg:x1="20.8cm" svg:y1="14.9cm" svg:x2="20.8cm" svg:y2="1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rej </meta:initial-creator>
    <meta:creation-date>2014-01-15T11:39:42.511185522</meta:creation-date>
    <dc:date>2014-01-16T09:03:37.315989121</dc:date>
    <dc:creator>ondrej </dc:creator>
    <meta:editing-duration>PT34M15S</meta:editing-duration>
    <meta:editing-cycles>3</meta:editing-cycles>
    <meta:generator>LibreOffice/4.1.2.3$Linux_x86 LibreOffice_project/410m0$Build-3</meta:generator>
    <meta:document-statistic meta:object-count="202"/>
  </office:meta>
</office:document-meta>
</file>